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68865" officeooo:paragraph-rsid="00068865" style:font-size-asian="16pt" style:font-size-complex="16pt"/>
    </style:style>
    <style:style style:name="T1" style:family="text">
      <style:text-properties officeooo:rsid="00068865"/>
    </style:style>
    <style:style style:name="T2" style:family="text">
      <style:text-properties fo:font-style="italic" officeooo:rsid="00068865" style:font-style-asian="italic" style:font-style-complex="italic"/>
    </style:style>
    <style:style style:name="T3" style:family="text">
      <style:text-properties fo:font-style="italic" officeooo:rsid="00072bf7" style:font-style-asian="italic" style:font-style-complex="italic"/>
    </style:style>
    <style:style style:name="T4" style:family="text">
      <style:text-properties officeooo:rsid="00072b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ce 的拯救</text:p>
      <text:p text:style-name="Standard"/>
      <text:p text:style-name="Standard">在 <text:span text:style-name="T2">Alice v. CLS Bank</text:span><text:span text:style-name="T1"> 案件中，美国最高法院判决一项抽象理念不能简单地由于其在一台通用计算机上的实现而成为可获专利的。这项于 2014 年作出的裁决显著地减轻了那些含混不清并且过于宽泛的软件专利所造成的伤害。在 </text:span><text:span text:style-name="T2">Alice</text:span><text:span text:style-name="T1"> 之前，那些对于技术发展没有多大贡献的专利持有人可以利用其专利锁定常识性的商业实践。特别地，这些软件专利大受专利流氓的欢迎，他们利用它们攻击初创企业和其他生产产品的公司。</text:span><text:span text:style-name="T2">Alice</text:span><text:span text:style-name="T1"> 是用于反击这些专利流氓的重要工具。</text:span></text:p>
      <text:p text:style-name="Standard"/>
      <text:p text:style-name="Standard">本项目收录了来自这些人的故事，他们的企业得到了美国最高法院对于 <text:span text:style-name="T2">Alice</text:span><text:span text:style-name="T1"> 案件的判决的帮助甚至拯救。这些企业涵盖了独资经营企业、中等规模的初创企业，以及大型软件公司。在每一起案例中，该企业遭到了一位主张高度抽象的软件专利的持有人的威胁。他们中的大多数能够在诉讼早期通过举证 </text:span><text:span text:style-name="T2">Alice</text:span><text:span text:style-name="T1"> 来保护自己。如果没有 </text:span><text:span text:style-name="T2">Alice</text:span><text:span text:style-name="T1">，他们中的大多数很可能难以承受高昂的专利诉讼费用而存活下来。</text:span></text:p>
      <text:p text:style-name="Standard"/>
      <text:p text:style-name="Standard">专利游说集团中的一些嘈杂的声音请求美国国会修改专利法案第 <text:span text:style-name="T1">101 条以推翻 </text:span><text:span text:style-name="T2">Alice</text:span><text:span text:style-name="T1">。例如，知识产权所有者协会（IPOA）企图使得东西皆可获得专利保护，除非它独立地存在于自然界或者“仅存于人类的意志之中”。这将会打开软件专利的闸门，这些专利只是简单地将一项抽象理念和一台通用计算机关联在一起。如果没有对于专利的可获得性的合理限制，任何商业方法，只要包含一台计算机，或者哪怕只是略微擦边，也能被一项专利所覆盖。即使是 IBM 的臭名昭著的关于缩短会议时间的专利申请，它曾经基于专利法案第 101 条而被拒绝，此时也能得到一项由政府批准的 20 年垄断权。</text:span></text:p>
      <text:p text:style-name="Standard"/>
      <text:p text:style-name="Standard">没有证据显示，以这种方式推翻 <text:span text:style-name="T3">Alice</text:span><text:span text:style-name="T4"> 将会有利于公众或是创新。与之相反，</text:span><text:span text:style-name="T3">Alice</text:span><text:span text:style-name="T4"> 已经帮助了很多诸如在此提到的公司。与此同时，这条判决并未伤害计算机软件的发展。事实上，软件研发领域的投资早在 </text:span><text:span text:style-name="T3">Alice</text:span><text:span text:style-name="T4"> 之前就在快速增长，并且在判决之后增长得更快了。</text:span></text:p>
      <text:p text:style-name="Standard"/>
      <text:p text:style-name="Standard">归根结底地说，<text:span text:style-name="T3">Alice</text:span><text:span text:style-name="T4"> 正确认识到了长久以来的政策，即专利不应该从公众身上拿走更多好处，相较于它们对于公众知识储备的贡献。这一裁决应当被支持和捍卫。本系列故事在此将会展示 </text:span><text:span text:style-name="T3">Alice</text:span><text:span text:style-name="T4"> 在行动中是如何保护真正的企业对抗愚蠢专利的。</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25:20.358000000</meta:creation-date>
    <dc:date>2017-07-26T12:48:47.401000000</dc:date>
    <meta:editing-duration>PT1M26S</meta:editing-duration>
    <meta:editing-cycles>1</meta:editing-cycles>
    <meta:document-statistic meta:table-count="0" meta:image-count="0" meta:object-count="0" meta:page-count="1" meta:paragraph-count="6" meta:word-count="842" meta:character-count="946" meta:non-whitespace-character-count="913"/>
    <meta:generator>LibreOffice/5.3.0.3$Windows_X86_64 LibreOffice_project/7074905676c47b82bbcfbea1aeefc84afe1c50e1</meta:generator>
  </office:meta>
</office:document-meta>
</file>